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line-through-style="solid" style:text-line-through-type="single" officeooo:rsid="001631ca" officeooo:paragraph-rsid="001631ca"/>
    </style:style>
    <style:style style:name="P2" style:family="paragraph" style:parent-style-name="Text_20_body">
      <style:text-properties style:text-line-through-style="solid" style:text-line-through-type="single" officeooo:rsid="001631ca" officeooo:paragraph-rsid="001631ca"/>
    </style:style>
    <style:style style:name="P3" style:family="paragraph" style:parent-style-name="Text_20_body">
      <style:text-properties style:text-line-through-style="none" style:text-line-through-type="none" officeooo:rsid="001944e2" officeooo:paragraph-rsid="001944e2"/>
    </style:style>
    <style:style style:name="P4" style:family="paragraph" style:parent-style-name="Text_20_body">
      <style:text-properties style:text-line-through-style="none" style:text-line-through-type="none" officeooo:rsid="001a3316" officeooo:paragraph-rsid="001a3316"/>
    </style:style>
    <style:style style:name="T1" style:family="text">
      <style:text-properties officeooo:rsid="0016c2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ster-Thesis TODO</text:p>
      <text:list xml:id="list744666076556784644" text:style-name="L1">
        <text:list-item>
          <text:p text:style-name="P1">Setup Oracle Java 7</text:p>
        </text:list-item>
        <text:list-item>
          <text:p text:style-name="P1">Create scripts/workflow for rebuilding hadoop / testing hadoop</text:p>
        </text:list-item>
        <text:list-item>
          <text:p text:style-name="P1">Finish <text:span text:style-name="T1">YARN</text:span> application</text:p>
        </text:list-item>
      </text:list>
      <text:p text:style-name="P2"/>
      <text:p text:style-name="P3">1. Add Bandwidth-Field (seems to involve extension of protobuf-stuff)</text:p>
      <text:p text:style-name="P3"/>
      <text:p text:style-name="P4">SetMemory throws exception?</text:p>
      <text:p text:style-name="P4">/home/jth/work/MA/repos/hadoop/hadoop-yarn-project/hadoop-yarn/hadoop-yarn-common/src/main/java/org/apache/hadoop/yarn/util/resource/Resources.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6:57:17.095940055</meta:creation-date>
    <dc:date>2015-05-18T21:34:42.646202549</dc:date>
    <meta:editing-duration>PT12M59S</meta:editing-duration>
    <meta:editing-cycles>5</meta:editing-cycles>
    <meta:generator>LibreOffice/4.4.3.2$Linux_X86_64 LibreOffice_project/40$Build-2</meta:generator>
    <meta:document-statistic meta:table-count="0" meta:image-count="0" meta:object-count="0" meta:page-count="1" meta:paragraph-count="7" meta:word-count="33" meta:character-count="371" meta:non-whitespace-character-count="348"/>
  </office:meta>
</office:document-meta>
</file>